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AE000001B03778D177.png"/>
  <manifest:file-entry manifest:media-type="image/png" manifest:full-path="Pictures/10000201000001B8000001B69BD72B65.png"/>
  <manifest:file-entry manifest:media-type="image/png" manifest:full-path="Pictures/10000201000001BA000001BC06DDA121.png"/>
  <manifest:file-entry manifest:media-type="image/png" manifest:full-path="Pictures/10000201000001B6000001B87E04CE44.png"/>
  <manifest:file-entry manifest:media-type="image/png" manifest:full-path="Pictures/10000201000001B0000001B2150A33DD.png"/>
  <manifest:file-entry manifest:media-type="image/png" manifest:full-path="Pictures/10000201000001BC000001B4B6C45D5D.png"/>
  <manifest:file-entry manifest:media-type="image/png" manifest:full-path="Pictures/10000201000001B6000001B805AEFC25.png"/>
  <manifest:file-entry manifest:media-type="image/png" manifest:full-path="Pictures/10000201000001BA000001B6E19A9A1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2" text:anchor-type="paragraph" svg:x="1.025cm" svg:y="0.22cm" svg:width="3.655cm" svg:height="3.653cm" draw:z-index="2"><draw:image xlink:href="Pictures/10000201000001BA000001B6E19A9A14.png" xlink:type="simple" xlink:show="embed" xlink:actuate="onLoad"/></draw:frame><draw:frame draw:style-name="fr1" draw:name="images3" text:anchor-type="paragraph" svg:x="4.847cm" svg:y="0.238cm" svg:width="3.852cm" svg:height="3.579cm" draw:z-index="4"><draw:image xlink:href="Pictures/10000201000001BC000001B4B6C45D5D.png" xlink:type="simple" xlink:show="embed" xlink:actuate="onLoad"/></draw:frame><draw:frame draw:style-name="fr1" draw:name="images1" text:anchor-type="paragraph" svg:x="12.827cm" svg:y="0.273cm" svg:width="3.526cm" svg:height="3.542cm" draw:z-index="0"><draw:image xlink:href="Pictures/10000201000001B6000001B805AEFC25.png" xlink:type="simple" xlink:show="embed" xlink:actuate="onLoad"/></draw:frame><draw:frame draw:style-name="fr1" draw:name="images4" text:anchor-type="paragraph" svg:x="8.865cm" svg:y="0.293cm" svg:width="3.794cm" svg:height="3.579cm" draw:z-index="6"><draw:image xlink:href="Pictures/10000201000001B6000001B87E04CE44.png" xlink:type="simple" xlink:show="embed" xlink:actuate="onLoad"/></draw:frame><draw:frame text:anchor-type="paragraph" draw:z-index="3" draw:style-name="gr2" svg:width="1.013cm" svg:height="0.62cm" svg:x="2.374cm" svg:y="3.872cm"><draw:text-box><text:p>A</text:p></draw:text-box></draw:frame><draw:frame text:anchor-type="paragraph" draw:z-index="5" draw:style-name="gr3" draw:text-style-name="P1" svg:width="1.424cm" svg:height="0.489cm" svg:x="6.757cm" svg:y="3.815cm"><draw:text-box><text:p><text:span text:style-name="T1">B</text:span></text:p></draw:text-box></draw:frame><draw:frame text:anchor-type="paragraph" draw:z-index="12" draw:style-name="gr3" svg:width="0.749cm" svg:height="0.489cm" svg:x="10.88cm" svg:y="3.87cm"><draw:text-box><text:p>C</text:p></draw:text-box></draw:frame><draw:frame text:anchor-type="paragraph" draw:z-index="13" draw:style-name="gr3" svg:width="0.805cm" svg:height="0.489cm" svg:x="14.533cm" svg:y="3.814cm"><draw:text-box><text:p>D</text:p></draw:text-box></draw:frame></text:p>
      <text:p text:style-name="Standard"><draw:frame draw:style-name="fr1" draw:name="images7" text:anchor-type="paragraph" svg:x="8.931cm" svg:y="0.083cm" svg:width="3.618cm" svg:height="3.611cm" draw:z-index="10"><draw:image xlink:href="Pictures/10000201000001B0000001B2150A33DD.png" xlink:type="simple" xlink:show="embed" xlink:actuate="onLoad"/></draw:frame><draw:frame draw:style-name="fr1" draw:name="images6" text:anchor-type="paragraph" svg:x="1.027cm" svg:y="0.044cm" svg:width="3.522cm" svg:height="3.635cm" draw:z-index="9"><draw:image xlink:href="Pictures/10000201000001BA000001BC06DDA121.png" xlink:type="simple" xlink:show="embed" xlink:actuate="onLoad"/></draw:frame><draw:frame draw:style-name="fr1" draw:name="images5" text:anchor-type="paragraph" svg:x="4.923cm" svg:y="0.076cm" svg:width="3.785cm" svg:height="3.572cm" draw:z-index="7"><draw:image xlink:href="Pictures/10000201000001B8000001B69BD72B65.png" xlink:type="simple" xlink:show="embed" xlink:actuate="onLoad"/></draw:frame><draw:frame draw:style-name="fr1" draw:name="images8" text:anchor-type="paragraph" svg:x="12.896cm" svg:y="0.037cm" svg:width="3.53cm" svg:height="3.635cm" draw:z-index="11"><draw:image xlink:href="Pictures/10000201000001AE000001B03778D177.png" xlink:type="simple" xlink:show="embed" xlink:actuate="onLoad"/></draw:frame><draw:frame text:anchor-type="paragraph" draw:z-index="8" draw:style-name="gr3" svg:width="1.087cm" svg:height="0.489cm" svg:x="6.888cm" svg:y="3.738cm"><draw:text-box><text:p>F</text:p></draw:text-box></draw:frame><draw:frame text:anchor-type="paragraph" draw:z-index="14" draw:style-name="gr4" svg:width="0.844cm" svg:height="0.685cm" svg:x="2.75cm" svg:y="3.678cm"><draw:text-box><text:p>E</text:p></draw:text-box></draw:frame><draw:frame text:anchor-type="paragraph" draw:z-index="15" draw:style-name="gr3" svg:width="0.825cm" svg:height="0.489cm" svg:x="10.673cm" svg:y="3.692cm"><draw:text-box><text:p>G</text:p></draw:text-box></draw:frame><draw:frame text:anchor-type="paragraph" draw:z-index="16" draw:style-name="gr3" svg:width="0.862cm" svg:height="0.489cm" svg:x="14.663cm" svg:y="3.671cm"><draw:text-box><text:p>H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style-name="gr1" svg:width="1.05cm" svg:height="0.526cm" svg:x="8.555cm" svg:y="7.62cm"><draw:text-box><text:p>G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raham Traore</meta:initial-creator>
    <meta:creation-date>2018-07-05T19:38:23</meta:creation-date>
    <dc:date>2018-07-17T10:16:33</dc:date>
    <dc:creator>Abraham Traore</dc:creator>
    <meta:editing-duration>P1DT12H27M46S</meta:editing-duration>
    <meta:editing-cycles>2</meta:editing-cycles>
    <meta:generator>OpenOffice/4.1.5$Unix OpenOffice.org_project/415m1$Build-9789</meta:generator>
    <meta:document-statistic meta:table-count="0" meta:image-count="8" meta:object-count="0" meta:page-count="1" meta:paragraph-count="0" meta:word-count="0" meta:character-count="0"/>
  </office:meta>
</office:document-meta>
</file>